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069a2e" style:vertical-align="middle"/>
      <style:text-properties fo:color="#ffffd7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12" style:family="table-cell" style:parent-style-name="Default" style:data-style-name="N36">
      <style:table-cell-properties fo:background-color="#069a2e" style:text-align-source="fix" style:repeat-content="false"/>
      <style:paragraph-properties fo:text-align="center" fo:margin-left="0pt"/>
      <style:text-properties fo:color="#ffff38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center" fo:margin-left="0pt"/>
      <style:text-properties fo:color="#ffff38" fo:font-size="20pt" style:font-size-asian="20pt" style:font-size-complex="20pt"/>
    </style:style>
    <style:style style:name="ce1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2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2" office:value-type="date" office:date-value="2020-02-14" calcext:value-type="date">
            <text:p>02/14/2020</text:p>
          </table:table-cell>
          <table:table-cell table:style-name="ce9" office:value-type="string" calcext:value-type="string">
            <text:p>Days Till Test</text:p>
          </table:table-cell>
          <table:table-cell table:style-name="ce16" table:formula="of:=DATEDIF(NOW(); [.B1]; &quot;d&quot;)" office:value-type="float" office:value="50" calcext:value-type="float">
            <text:p>50</text:p>
          </table:table-cell>
          <table:table-cell table:style-name="ce21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DVA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17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17" office:value-type="date" office:date-value="2019-08-01" calcext:value-type="date">
            <text:p>08-01</text:p>
          </table:table-cell>
          <table:table-cell table:style-name="ce17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17" office:value-type="date" office:date-value="2019-08-11" calcext:value-type="date">
            <text:p>08-11</text:p>
          </table:table-cell>
          <table:table-cell table:style-name="ce17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17" office:value-type="date" office:date-value="2019-08-19" calcext:value-type="date">
            <text:p>08-19</text:p>
          </table:table-cell>
          <table:table-cell table:style-name="ce17" office:value-type="date" office:date-value="2019-08-27" calcext:value-type="date">
            <text:p>08-27</text:p>
          </table:table-cell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17" office:value-type="date" office:date-value="2019-08-27" calcext:value-type="date">
            <text:p>08-27</text:p>
          </table:table-cell>
          <table:table-cell table:style-name="ce17" office:value-type="date" office:date-value="2019-08-28" calcext:value-type="date">
            <text:p>08-28</text:p>
          </table:table-cell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17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17" office:value-type="date" office:date-value="2019-08-28" calcext:value-type="date">
            <text:p>08-28</text:p>
          </table:table-cell>
          <table:table-cell table:style-name="ce17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17" office:value-type="date" office:date-value="2019-09-01" calcext:value-type="date">
            <text:p>09-01</text:p>
          </table:table-cell>
          <table:table-cell table:style-name="ce17" office:value-type="date" office:date-value="2019-09-07" calcext:value-type="date">
            <text:p>09-07</text:p>
          </table:table-cell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number-columns-repeated="2" table:style-name="ce17" office:value-type="date" office:date-value="2019-08-29" calcext:value-type="date">
            <text:p>08-29</text:p>
          </table:table-cell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17" office:value-type="date" office:date-value="2019-08-29" calcext:value-type="date">
            <text:p>08-29</text:p>
          </table:table-cell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 table:style-name="ce18" office:value-type="date" office:date-value="2019-09-05" calcext:value-type="date">
            <text:p>09/05/19</text:p>
          </table:table-cell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 table:style-name="ce18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8" office:value-type="date" office:date-value="2019-08-22" calcext:value-type="date">
            <text:p>08/22/19</text:p>
          </table:table-cell>
          <table:table-cell table:style-name="ce18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 table:style-name="ce18" office:value-type="date" office:date-value="2019-08-31" calcext:value-type="date">
            <text:p>08/31/19</text:p>
          </table:table-cell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20:12:54.99671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1T19:50:02.781313380</meta:creation-date>
    <meta:generator>LibreOffice/6.3.3.2$Linux_X86_64 LibreOffice_project/30$Build-2</meta:generator>
    <dc:date>2019-12-26T20:15:41.027314235</dc:date>
    <meta:editing-duration>PT11H20M26S</meta:editing-duration>
    <meta:editing-cycles>18</meta:editing-cycles>
    <meta:document-statistic meta:table-count="1" meta:cell-count="120" meta:object-count="0"/>
  </office:meta>
</office:document-meta>
</file>